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6" office:value-type="string" calcext:value-type="string" table:number-columns-spanned="3" table:number-rows-spanned="1">
            <text:p>Pièce de la porte</text:p>
          </table:table-cell>
          <table:covered-table-cell table:style-name="ce6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WC (A REVOIR !!!)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364848" calcext:value-type="float">
            <text:p>0,364848</text:p>
          </table:table-cell>
          <table:table-cell table:formula="of:=[.J5]*[.F5]/1000" office:value-type="float" office:value="0.01094544" calcext:value-type="float">
            <text:p>0,0109454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77704" calcext:value-type="float">
            <text:p>0,077704</text:p>
          </table:table-cell>
          <table:table-cell table:formula="of:=[.J6]*[.F6]/1000" office:value-type="float" office:value="0.00233112" calcext:value-type="float">
            <text:p>0,0023311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230622" calcext:value-type="float">
            <text:p>0,230622</text:p>
          </table:table-cell>
          <table:table-cell table:formula="of:=[.J7]*[.F7]/1000" office:value-type="float" office:value="0.00461244" calcext:value-type="float">
            <text:p>0,0046124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46911" calcext:value-type="float">
            <text:p>0,046911</text:p>
          </table:table-cell>
          <table:table-cell table:formula="of:=[.J8]*[.F8]/1000" office:value-type="float" office:value="0.00093822" calcext:value-type="float">
            <text:p>0,0009382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in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4516" calcext:value-type="float">
            <text:p>0,24516</text:p>
          </table:table-cell>
          <table:table-cell table:formula="of:=[.J9]*[.F9]/1000" office:value-type="float" office:value="0.0012258" calcext:value-type="float">
            <text:p>0,001225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in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table:formula="of:=[.H6]+70-[.H10]" office:value-type="float" office:value="170" calcext:value-type="float">
            <text:p>170</text:p>
          </table:table-cell>
          <table:table-cell table:formula="of:=[.E10]*([.G10]/1000)*([.H10]/1000)" office:value-type="float" office:value="0.04698" calcext:value-type="float">
            <text:p>0,04698</text:p>
          </table:table-cell>
          <table:table-cell table:formula="of:=[.J10]*[.F10]/1000" office:value-type="float" office:value="0.0002349" calcext:value-type="float">
            <text:p>0,000234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24276" calcext:value-type="float">
            <text:p>0,24276</text:p>
          </table:table-cell>
          <table:table-cell table:formula="of:=[.J11]*[.F11]/1000" office:value-type="float" office:value="0.0012138" calcext:value-type="float">
            <text:p>0,001213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table:formula="of:=[.H6]+70-[.H12]" office:value-type="float" office:value="50" calcext:value-type="float">
            <text:p>50</text:p>
          </table:table-cell>
          <table:table-cell table:formula="of:=[.E12]*([.G12]/1000)*([.H12]/1000)" office:value-type="float" office:value="0.05418" calcext:value-type="float">
            <text:p>0,05418</text:p>
          </table:table-cell>
          <table:table-cell table:formula="of:=[.J12]*[.F12]/1000" office:value-type="float" office:value="0.0002709" calcext:value-type="float">
            <text:p>0,000270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6]*([.G26]/1000)*([.H26]/1000)" office:value-type="float" office:value="0.43596" calcext:value-type="float">
            <text:p>0,43596</text:p>
          </table:table-cell>
          <table:table-cell table:formula="of:=[.J26]*[.F26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7]*([.G27]/1000)*([.H27]/1000)" office:value-type="float" office:value="0.103005" calcext:value-type="float">
            <text:p>0,103005</text:p>
          </table:table-cell>
          <table:table-cell table:formula="of:=[.J27]*[.F27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6]-50-[.H28]" office:value-type="float" office:value="0" calcext:value-type="float">
            <text:p>0</text:p>
          </table:table-cell>
          <table:table-cell table:formula="of:=[.E28]*([.G28]/1000)*([.H28]/1000)" office:value-type="float" office:value="0.32416" calcext:value-type="float">
            <text:p>0,32416</text:p>
          </table:table-cell>
          <table:table-cell table:formula="of:=[.J28]*[.F28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7]-2*30-[.H29]" office:value-type="float" office:value="0" calcext:value-type="float">
            <text:p>0</text:p>
          </table:table-cell>
          <table:table-cell table:formula="of:=[.E29]*([.G29]/1000)*([.H29]/1000)" office:value-type="float" office:value="0.07368" calcext:value-type="float">
            <text:p>0,07368</text:p>
          </table:table-cell>
          <table:table-cell table:formula="of:=[.J29]*[.F29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6]-30-[.H30]" office:value-type="float" office:value="0" calcext:value-type="float">
            <text:p>0</text:p>
          </table:table-cell>
          <table:table-cell table:formula="of:=[.E30]*([.G30]/1000)*([.H30]/1000)" office:value-type="float" office:value="0.26598" calcext:value-type="float">
            <text:p>0,26598</text:p>
          </table:table-cell>
          <table:table-cell table:formula="of:=[.J30]*[.F30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7]+70-[.H31]" office:value-type="float" office:value="0" calcext:value-type="float">
            <text:p>0</text:p>
          </table:table-cell>
          <table:table-cell table:formula="of:=[.E31]*([.G31]/1000)*([.H31]/1000)" office:value-type="float" office:value="0.068315" calcext:value-type="float">
            <text:p>0,068315</text:p>
          </table:table-cell>
          <table:table-cell table:formula="of:=[.J31]*[.F31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6]-50-[.H32]" office:value-type="float" office:value="0" calcext:value-type="float">
            <text:p>0</text:p>
          </table:table-cell>
          <table:table-cell table:formula="of:=[.E32]*([.G32]/1000)*([.H32]/1000)" office:value-type="float" office:value="0.34442" calcext:value-type="float">
            <text:p>0,34442</text:p>
          </table:table-cell>
          <table:table-cell table:formula="of:=[.J32]*[.F32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7]+70-[.H33]" office:value-type="float" office:value="0" calcext:value-type="float">
            <text:p>0</text:p>
          </table:table-cell>
          <table:table-cell table:formula="of:=[.E33]*([.G33]/1000)*([.H33]/1000)" office:value-type="float" office:value="0.089335" calcext:value-type="float">
            <text:p>0,089335</text:p>
          </table:table-cell>
          <table:table-cell table:formula="of:=[.J33]*[.F33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6]-30-2-10-[.H35]" office:value-type="float" office:value="0" calcext:value-type="float">
            <text:p>0</text:p>
          </table:table-cell>
          <table:table-cell table:formula="of:=[.E35]*([.G35]/1000)*([.H35]/1000)" office:value-type="float" office:value="0.4068" calcext:value-type="float">
            <text:p>0,4068</text:p>
          </table:table-cell>
          <table:table-cell table:formula="of:=[.J35]*[.F35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7]-2*30-2*2-[.H36]" office:value-type="float" office:value="0" calcext:value-type="float">
            <text:p>0</text:p>
          </table:table-cell>
          <table:table-cell table:formula="of:=[.E36]*([.G36]/1000)*([.H36]/1000)" office:value-type="float" office:value="0.087115" calcext:value-type="float">
            <text:p>0,087115</text:p>
          </table:table-cell>
          <table:table-cell table:formula="of:=[.J36]*[.F36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7]-2*30-2*2-[.H37]" office:value-type="float" office:value="0" calcext:value-type="float">
            <text:p>0</text:p>
          </table:table-cell>
          <table:table-cell table:formula="of:=[.E37]*([.G37]/1000)*([.H37]/1000)" office:value-type="float" office:value="0.0917" calcext:value-type="float">
            <text:p>0,0917</text:p>
          </table:table-cell>
          <table:table-cell table:formula="of:=[.J37]*[.F37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7]-2*30-2*2-[.H38]" office:value-type="float" office:value="0" calcext:value-type="float">
            <text:p>0</text:p>
          </table:table-cell>
          <table:table-cell table:formula="of:=[.E38]*([.G38]/1000)*([.H38]/1000)" office:value-type="float" office:value="0.08253" calcext:value-type="float">
            <text:p>0,08253</text:p>
          </table:table-cell>
          <table:table-cell table:formula="of:=[.J38]*[.F38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39]" office:value-type="float" office:value="0" calcext:value-type="float">
            <text:p>0</text:p>
          </table:table-cell>
          <table:table-cell table:formula="of:=[.E39]*([.G39]/1000)*([.H39]/1000)" office:value-type="float" office:value="0.02988" calcext:value-type="float">
            <text:p>0,02988</text:p>
          </table:table-cell>
          <table:table-cell table:formula="of:=[.J39]*[.F39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0]*([.G40]/1000)*([.H40]/1000)" office:value-type="float" office:value="0.04504" calcext:value-type="float">
            <text:p>0,04504</text:p>
          </table:table-cell>
          <table:table-cell table:formula="of:=[.J40]*[.F40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41]" office:value-type="float" office:value="0" calcext:value-type="float">
            <text:p>0</text:p>
          </table:table-cell>
          <table:table-cell table:formula="of:=[.E41]*([.G41]/1000)*([.H41]/1000)" office:value-type="float" office:value="0.02988" calcext:value-type="float">
            <text:p>0,02988</text:p>
          </table:table-cell>
          <table:table-cell table:formula="of:=[.J41]*[.F41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2]*([.G42]/1000)*([.H42]/1000)" office:value-type="float" office:value="0.0272" calcext:value-type="float">
            <text:p>0,0272</text:p>
          </table:table-cell>
          <table:table-cell table:formula="of:=[.J42]*[.F42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6]*([.G46]/1000)*([.H46]/1000)" office:value-type="float" office:value="0.43575" calcext:value-type="float">
            <text:p>0,43575</text:p>
          </table:table-cell>
          <table:table-cell table:formula="of:=[.J46]*[.F46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47]*([.G47]/1000)*([.H47]/1000)" office:value-type="float" office:value="0.102585" calcext:value-type="float">
            <text:p>0,102585</text:p>
          </table:table-cell>
          <table:table-cell table:formula="of:=[.J47]*[.F47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6]-50-[.H48]" office:value-type="float" office:value="0" calcext:value-type="float">
            <text:p>0</text:p>
          </table:table-cell>
          <table:table-cell table:formula="of:=[.E48]*([.G48]/1000)*([.H48]/1000)" office:value-type="float" office:value="0.324" calcext:value-type="float">
            <text:p>0,324</text:p>
          </table:table-cell>
          <table:table-cell table:formula="of:=[.J48]*[.F48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47]-2*30-[.H49]" office:value-type="float" office:value="0" calcext:value-type="float">
            <text:p>0</text:p>
          </table:table-cell>
          <table:table-cell table:formula="of:=[.E49]*([.G49]/1000)*([.H49]/1000)" office:value-type="float" office:value="0.07336" calcext:value-type="float">
            <text:p>0,07336</text:p>
          </table:table-cell>
          <table:table-cell table:formula="of:=[.J49]*[.F49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6]-30-[.H50]" office:value-type="float" office:value="0" calcext:value-type="float">
            <text:p>0</text:p>
          </table:table-cell>
          <table:table-cell table:formula="of:=[.E50]*([.G50]/1000)*([.H50]/1000)" office:value-type="float" office:value="0.26585" calcext:value-type="float">
            <text:p>0,26585</text:p>
          </table:table-cell>
          <table:table-cell table:formula="of:=[.J50]*[.F50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47]+70-[.H51]" office:value-type="float" office:value="0" calcext:value-type="float">
            <text:p>0</text:p>
          </table:table-cell>
          <table:table-cell table:formula="of:=[.E51]*([.G51]/1000)*([.H51]/1000)" office:value-type="float" office:value="0.068055" calcext:value-type="float">
            <text:p>0,068055</text:p>
          </table:table-cell>
          <table:table-cell table:formula="of:=[.J51]*[.F51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6]-50-[.H52]" office:value-type="float" office:value="0" calcext:value-type="float">
            <text:p>0</text:p>
          </table:table-cell>
          <table:table-cell table:formula="of:=[.E52]*([.G52]/1000)*([.H52]/1000)" office:value-type="float" office:value="0.34425" calcext:value-type="float">
            <text:p>0,34425</text:p>
          </table:table-cell>
          <table:table-cell table:formula="of:=[.J52]*[.F52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47]+70-[.H53]" office:value-type="float" office:value="0" calcext:value-type="float">
            <text:p>0</text:p>
          </table:table-cell>
          <table:table-cell table:formula="of:=[.E53]*([.G53]/1000)*([.H53]/1000)" office:value-type="float" office:value="0.088995" calcext:value-type="float">
            <text:p>0,088995</text:p>
          </table:table-cell>
          <table:table-cell table:formula="of:=[.J53]*[.F53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6]-30-2-10-[.H55]" office:value-type="float" office:value="0" calcext:value-type="float">
            <text:p>0</text:p>
          </table:table-cell>
          <table:table-cell table:formula="of:=[.E55]*([.G55]/1000)*([.H55]/1000)" office:value-type="float" office:value="0.4066" calcext:value-type="float">
            <text:p>0,4066</text:p>
          </table:table-cell>
          <table:table-cell table:formula="of:=[.J55]*[.F55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47]-2*30-2*2-[.H56]" office:value-type="float" office:value="0" calcext:value-type="float">
            <text:p>0</text:p>
          </table:table-cell>
          <table:table-cell table:formula="of:=[.E56]*([.G56]/1000)*([.H56]/1000)" office:value-type="float" office:value="0.086735" calcext:value-type="float">
            <text:p>0,086735</text:p>
          </table:table-cell>
          <table:table-cell table:formula="of:=[.J56]*[.F56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47]-2*30-2*2-[.H57]" office:value-type="float" office:value="0" calcext:value-type="float">
            <text:p>0</text:p>
          </table:table-cell>
          <table:table-cell table:formula="of:=[.E57]*([.G57]/1000)*([.H57]/1000)" office:value-type="float" office:value="0.0913" calcext:value-type="float">
            <text:p>0,0913</text:p>
          </table:table-cell>
          <table:table-cell table:formula="of:=[.J57]*[.F57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47]-2*30-2*2-[.H58]" office:value-type="float" office:value="-166" calcext:value-type="float">
            <text:p>-166</text:p>
          </table:table-cell>
          <table:table-cell table:formula="of:=[.E58]*([.G58]/1000)*([.H58]/1000)" office:value-type="float" office:value="0.09711" calcext:value-type="float">
            <text:p>0,09711</text:p>
          </table:table-cell>
          <table:table-cell table:formula="of:=[.J58]*[.F58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7]-2*30-2*2-2*100+2*15-[.H59]" office:value-type="float" office:value="0" calcext:value-type="float">
            <text:p>0</text:p>
          </table:table-cell>
          <table:table-cell table:formula="of:=[.E59]*([.G59]/1000)*([.H59]/1000)" office:value-type="float" office:value="0.01486" calcext:value-type="float">
            <text:p>0,01486</text:p>
          </table:table-cell>
          <table:table-cell table:formula="of:=[.J59]*[.F59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0]*([.G60]/1000)*([.H60]/1000)" office:value-type="float" office:value="0.0135" calcext:value-type="float">
            <text:p>0,0135</text:p>
          </table:table-cell>
          <table:table-cell table:formula="of:=[.J60]*[.F60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7]-2*30-2*2-2*100+2*15-[.H63]" office:value-type="float" office:value="0" calcext:value-type="float">
            <text:p>0</text:p>
          </table:table-cell>
          <table:table-cell table:formula="of:=[.E63]*([.G63]/1000)*([.H63]/1000)" office:value-type="float" office:value="0.01486" calcext:value-type="float">
            <text:p>0,01486</text:p>
          </table:table-cell>
          <table:table-cell table:formula="of:=[.J63]*[.F63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calcext:conditional-formats>
          <calcext:conditional-format calcext:target-range-address="Eclaté.I5:Eclaté.I66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32:58.49481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20T11:49:08.014753214</dc:date>
    <meta:editing-duration>PT1H47M20S</meta:editing-duration>
    <meta:editing-cycles>74</meta:editing-cycles>
    <meta:generator>LibreOffice/7.0.4.2$Linux_X86_64 LibreOffice_project/00$Build-2</meta:generator>
    <meta:document-statistic meta:table-count="1" meta:cell-count="468" meta:object-count="0"/>
  </office:meta>
</office:document-meta>
</file>